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88.05pt"/>
    </style:style>
    <style:style style:name="co9" style:family="table-column">
      <style:table-column-properties fo:break-before="auto" style:column-width="122.09pt"/>
    </style:style>
    <style:style style:name="co10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9"/>
        <table:table-column table:style-name="co10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reslice, top artifacts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 office:value-type="string" calcext:value-type="string">
            <text:p>N(reslice)(torque) 3 perimeters no fan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support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3:59:36.105182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01T14:03:53.124453343</dc:date>
    <meta:editing-duration>PT12H32M23S</meta:editing-duration>
    <meta:editing-cycles>79</meta:editing-cycles>
    <meta:generator>LibreOffice/5.0.4.2$Linux_X86_64 LibreOffice_project/2b9802c1994aa0b7dc6079e128979269cf95bc78</meta:generator>
    <dc:creator>aleph </dc:creator>
    <meta:document-statistic meta:table-count="2" meta:cell-count="264" meta:object-count="0"/>
  </office:meta>
</office:document-meta>
</file>